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f0927"/>
    </style:style>
    <style:style style:name="T1" style:family="text">
      <style:text-properties officeooo:rsid="000f0927"/>
    </style:style>
    <style:style style:name="T2" style:family="text">
      <style:text-properties officeooo:rsid="0016cd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zircon/system/ulib/hid/BUILD.gn</text:h>
      <text:p text:style-name="Text_20_body">[12/721] CC obj/zircon/system/ulib/hid/libhid.hid.c.o</text:p>
      <text:p text:style-name="Text_20_body">../../zircon/system/ulib/hid/hid.c:46:14: warning: implicit conversion loses integer precision: 'int' to 'uint8_t' (aka 'unsigned char') [-Wimplicit-int-conversion]</text:p>
      <text:p text:style-name="Text_20_body"><text:s text:c="6"/>return key;</text:p>
      <text:p text:style-name="Text_20_body"><text:s text:c="6"/>~~~~~~ ^~~</text:p>
      <text:p text:style-name="Text_20_body">1 warning generated.</text:p>
      <text:p text:style-name="Text_20_body">[35/721] CC x64-shared/obj/zircon/system/ulib/hid/libhid.hid.c.o</text:p>
      <text:p text:style-name="Text_20_body">../../zircon/system/ulib/hid/hid.c:46:14: warning: implicit conversion loses integer precision: 'int' to 'uint8_t' (aka 'unsigned char') [-Wimplicit-int-conversion]</text:p>
      <text:p text:style-name="Text_20_body"><text:s text:c="6"/>return key;</text:p>
      <text:p text:style-name="Text_20_body"><text:s text:c="6"/>~~~~~~ ^~~</text:p>
      <text:p text:style-name="Text_20_body">1 warning generated.</text:p>
      <text:p text:style-name="Text_20_body">[721/721] STAMP obj/default.stamp</text:p>
      <text:p text:style-name="Text_20_body"/>
      <text:h text:style-name="Heading_20_1" text:outline-level="1">zircon/system/ulib/<text:span text:style-name="T2">image-format</text:span>/BUILD.gn</text:h>
      <text:p text:style-name="Text_20_body">[1/390] CXX x64-shared/obj/zircon/system/ulib/image-format/libimage-format.image_format.cc.o</text:p>
      <text:p text:style-name="Text_20_body">../../zircon/system/ulib/image-format/image_format.cc:94:18: warning: implicit conversion loses integer precision: 'uint64_t' (aka 'unsigned long') to 'uint32_t' (aka 'unsigned int') [-Wshorten-64-to-32]</text:p>
      <text:p text:style-name="Text_20_body"><text:s text:c="2"/>uint32_t end = start;</text:p>
      <text:p text:style-name="Text_20_body"><text:s text:c="11"/>~~~ <text:s text:c="2"/>^~~~~</text:p>
      <text:p text:style-name="Text_20_body">../../zircon/system/ulib/image-format/image_format.cc:209:43: warning: implicit conversion loses integer precision: 'unsigned long' to 'uint32_t' (aka 'unsigned int') [-Wshorten-64-to-32]</text:p>
      <text:p text:style-name="Text_20_body"><text:s text:c="10"/>CcsWidthInTiles(width_in_tiles) * GetTilingData(TilingType::kY).bytes_per_row_per_tile;</text:p>
      <text:p text:style-name="Text_20_body"><text:s text:c="10"/>~~~~~~~~~~~~~~~~~~~~~~~~~~~~~~~~^~~~~~~~~~~~~~~~~~~~~~~~~~~~~~~~~~~~~~~~~~~~~~~~~~~~~~</text:p>
      <text:p text:style-name="Text_20_body">../../zircon/system/ulib/image-format/image_format.cc:482:24: warning: implicit conversion loses integer precision: 'uint64_t' (aka 'unsigned long') to 'uint32_t' (aka 'unsigned int') [-Wshorten-64-to-32]</text:p>
      <text:p text:style-name="Text_20_body"><text:s text:c="6"/>*row_bytes_out = arm_transaction_elimination_row_size(image_format.coded_width());</text:p>
      <text:p text:style-name="Text_20_body"><text:soft-page-break/><text:s text:c="21"/>~ ^~~~~~~~~~~~~~~~~~~~~~~~~~~~~~~~~~~~~~~~~~~~~~~~~~~~~~~~~~~~~~~~</text:p>
      <text:p text:style-name="Text_20_body">../../zircon/system/ulib/image-format/image_format.cc:749:24: warning: implicit conversion loses integer precision: 'uint64_t' (aka 'unsigned long') to 'uint32_t' (aka 'unsigned int') [-Wshorten-64-to-32]</text:p>
      <text:p text:style-name="Text_20_body"><text:s text:c="6"/>*row_bytes_out = arm_transaction_elimination_row_size(image_format.coded_width());</text:p>
      <text:p text:style-name="Text_20_body"><text:s text:c="21"/>~ ^~~~~~~~~~~~~~~~~~~~~~~~~~~~~~~~~~~~~~~~~~~~~~~~~~~~~~~~~~~~~~~~</text:p>
      <text:p text:style-name="Text_20_body">4 warnings generated.</text:p>
      <text:p text:style-name="Text_20_body">[3/390] CXX obj/zircon/system/ulib/image-format/libimage-format.image_format.cc.o</text:p>
      <text:p text:style-name="Text_20_body">../../zircon/system/ulib/image-format/image_format.cc:94:18: warning: implicit conversion loses integer precision: 'uint64_t' (aka 'unsigned long') to 'uint32_t' (aka 'unsigned int') [-Wshorten-64-to-32]</text:p>
      <text:p text:style-name="Text_20_body"><text:s text:c="2"/>uint32_t end = start;</text:p>
      <text:p text:style-name="Text_20_body"><text:s text:c="11"/>~~~ <text:s text:c="2"/>^~~~~</text:p>
      <text:p text:style-name="Text_20_body">../../zircon/system/ulib/image-format/image_format.cc:209:43: warning: implicit conversion loses integer precision: 'unsigned long' to 'uint32_t' (aka 'unsigned int') [-Wshorten-64-to-32]</text:p>
      <text:p text:style-name="Text_20_body"><text:s text:c="10"/>CcsWidthInTiles(width_in_tiles) * GetTilingData(TilingType::kY).bytes_per_row_per_tile;</text:p>
      <text:p text:style-name="Text_20_body"><text:s text:c="10"/>~~~~~~~~~~~~~~~~~~~~~~~~~~~~~~~~^~~~~~~~~~~~~~~~~~~~~~~~~~~~~~~~~~~~~~~~~~~~~~~~~~~~~~</text:p>
      <text:p text:style-name="Text_20_body">../../zircon/system/ulib/image-format/image_format.cc:482:24: warning: implicit conversion loses integer precision: 'uint64_t' (aka 'unsigned long') to 'uint32_t' (aka 'unsigned int') [-Wshorten-64-to-32]</text:p>
      <text:p text:style-name="Text_20_body"><text:s text:c="6"/>*row_bytes_out = arm_transaction_elimination_row_size(image_format.coded_width());</text:p>
      <text:p text:style-name="Text_20_body"><text:s text:c="21"/>~ ^~~~~~~~~~~~~~~~~~~~~~~~~~~~~~~~~~~~~~~~~~~~~~~~~~~~~~~~~~~~~~~~</text:p>
      <text:p text:style-name="Text_20_body">../../zircon/system/ulib/image-format/image_format.cc:749:24: warning: implicit conversion loses integer precision: 'uint64_t' (aka 'unsigned long') to 'uint32_t' (aka 'unsigned int') [-Wshorten-64-to-32]</text:p>
      <text:p text:style-name="Text_20_body"><text:s text:c="6"/>*row_bytes_out = arm_transaction_elimination_row_size(image_format.coded_width());</text:p>
      <text:p text:style-name="Text_20_body"><text:s text:c="21"/>~ ^~~~~~~~~~~~~~~~~~~~~~~~~~~~~~~~~~~~~~~~~~~~~~~~~~~~~~~~~~~~~~~~</text:p>
      <text:p text:style-name="Text_20_body">4 warnings generated.</text:p>
      <text:p text:style-name="Text_20_body">[388/388] STAMP obj/default.stamp</text:p>
      <text:p text:style-name="Text_20_body"/>
      <text:h text:style-name="P1" text:outline-level="1">zircon/system/ulib/<text:span text:style-name="T1">ktrace</text:span>/BUILD.gn</text:h>
      <text:p text:style-name="Text_20_body">[1/173] CXX obj/zircon/system/ulib/ktrace/libktrace.ktrace.cc.o</text:p>
      <text:p text:style-name="Text_20_body"><text:soft-page-break/>../../zircon/system/ulib/ktrace/ktrace.cc:102:64: warning: implicit conversion loses integer precision: 'uint64_t' (aka 'unsigned long') to 'unsigned int' [-Wshorten-64-to-32]</text:p>
      <text:p text:style-name="Text_20_body"><text:s text:c="6"/>sys_calls_.ktrace_read(root_resource_.get(), buf.data(), offset, count, &amp;length);</text:p>
      <text:p text:style-name="Text_20_body"><text:s text:c="6"/>~~~~~~~~~~ <text:s text:c="46"/>^~~~~~</text:p>
      <text:p text:style-name="Text_20_body">1 warning generated.</text:p>
      <text:p text:style-name="Text_20_body">[173/173] STAMP obj/default.stamp</text:p>
      <text:p text:style-name="Text_20_body"/>
      <text:h text:style-name="Heading_20_1" text:outline-level="1">zircon/system/ulib/ldmsg/BUILD.gn</text:h>
      <text:p text:style-name="Text_20_body">[1/1965] CC userboot_x64/obj/zircon/system/ulib/ldmsg/libldmsg.ldmsg.c.o</text:p>
      <text:p text:style-name="Text_20_body">../../zircon/system/ulib/ldmsg/ldmsg.c:52:28: warning: implicit conversion loses integer precision: 'size_t' (aka 'unsigned long') to 'uint32_t' (aka 'unsigned int') [-Wshorten-64-to-32]</text:p>
      <text:p text:style-name="Text_20_body"><text:s text:c="2"/>*req_len_out = FidlAlign(req_len_unaligned);</text:p>
      <text:p text:style-name="Text_20_body"><text:s text:c="17"/>~~~~~~~~~ ^~~~~~~~~~~~~~~~~</text:p>
      <text:p text:style-name="Text_20_body">../../zircon/system/ulib/ldmsg/ldmsg.c:86:67: warning: implicit conversion loses integer precision: 'unsigned long' to 'uint32_t' (aka 'unsigned int') [-Wshorten-64-to-32]</text:p>
      <text:p text:style-name="Text_20_body"><text:s text:c="6"/>req_len != FidlAlign(sizeof(fidl_message_header_t) + offset + size))</text:p>
      <text:p text:style-name="Text_20_body"><text:s text:c="17"/>~~~~~~~~~ ~~~~~~~~~~~~~~~~~~~~~~~~~~~~~~~~~~~~~~~^~~~~~</text:p>
      <text:p text:style-name="Text_20_body">2 warnings generated.</text:p>
      <text:p text:style-name="Text_20_body">[2/1965] CC user.libc_x64/obj/zircon/system/ulib/ldmsg/libldmsg.ldmsg.c.o</text:p>
      <text:p text:style-name="Text_20_body">../../zircon/system/ulib/ldmsg/ldmsg.c:52:28: warning: implicit conversion loses integer precision: 'size_t' (aka 'unsigned long') to 'uint32_t' (aka 'unsigned int') [-Wshorten-64-to-32]</text:p>
      <text:p text:style-name="Text_20_body"><text:s text:c="2"/>*req_len_out = FidlAlign(req_len_unaligned);</text:p>
      <text:p text:style-name="Text_20_body"><text:s text:c="17"/>~~~~~~~~~ ^~~~~~~~~~~~~~~~~</text:p>
      <text:p text:style-name="Text_20_body">../../zircon/system/ulib/ldmsg/ldmsg.c:86:67: warning: implicit conversion loses integer precision: 'unsigned long' to 'uint32_t' (aka 'unsigned int') [-Wshorten-64-to-32]</text:p>
      <text:p text:style-name="Text_20_body"><text:s text:c="6"/>req_len != FidlAlign(sizeof(fidl_message_header_t) + offset + size))</text:p>
      <text:p text:style-name="Text_20_body"><text:s text:c="17"/>~~~~~~~~~ ~~~~~~~~~~~~~~~~~~~~~~~~~~~~~~~~~~~~~~~^~~~~~</text:p>
      <text:p text:style-name="Text_20_body">2 warnings generated.</text:p>
      <text:p text:style-name="Text_20_body">[3/1965] CC user.libc_x64-asan/obj/zircon/system/ulib/ldmsg/libldmsg.ldmsg.c.o</text:p>
      <text:p text:style-name="Text_20_body">../../zircon/system/ulib/ldmsg/ldmsg.c:52:28: warning: implicit conversion loses integer precision: 'size_t' (aka 'unsigned long') to 'uint32_t' (aka 'unsigned int') [-Wshorten-64-to-32]</text:p>
      <text:p text:style-name="Text_20_body"><text:soft-page-break/><text:s text:c="2"/>*req_len_out = FidlAlign(req_len_unaligned);</text:p>
      <text:p text:style-name="Text_20_body"><text:s text:c="17"/>~~~~~~~~~ ^~~~~~~~~~~~~~~~~</text:p>
      <text:p text:style-name="Text_20_body">../../zircon/system/ulib/ldmsg/ldmsg.c:86:67: warning: implicit conversion loses integer precision: 'unsigned long' to 'uint32_t' (aka 'unsigned int') [-Wshorten-64-to-32]</text:p>
      <text:p text:style-name="Text_20_body"><text:s text:c="6"/>req_len != FidlAlign(sizeof(fidl_message_header_t) + offset + size))</text:p>
      <text:p text:style-name="Text_20_body"><text:s text:c="17"/>~~~~~~~~~ ~~~~~~~~~~~~~~~~~~~~~~~~~~~~~~~~~~~~~~~^~~~~~</text:p>
      <text:p text:style-name="Text_20_body">2 warnings generated.</text:p>
      <text:p text:style-name="Text_20_body">[4/1965] CC user.libc_x64-asan-ubsan/obj/zircon/system/ulib/ldmsg/libldmsg.ldmsg.c.o</text:p>
      <text:p text:style-name="Text_20_body">../../zircon/system/ulib/ldmsg/ldmsg.c:52:28: warning: implicit conversion loses integer precision: 'size_t' (aka 'unsigned long') to 'uint32_t' (aka 'unsigned int') [-Wshorten-64-to-32]</text:p>
      <text:p text:style-name="Text_20_body"><text:s text:c="2"/>*req_len_out = FidlAlign(req_len_unaligned);</text:p>
      <text:p text:style-name="Text_20_body"><text:s text:c="17"/>~~~~~~~~~ ^~~~~~~~~~~~~~~~~</text:p>
      <text:p text:style-name="Text_20_body">../../zircon/system/ulib/ldmsg/ldmsg.c:86:67: warning: implicit conversion loses integer precision: 'unsigned long' to 'uint32_t' (aka 'unsigned int') [-Wshorten-64-to-32]</text:p>
      <text:p text:style-name="Text_20_body"><text:s text:c="6"/>req_len != FidlAlign(sizeof(fidl_message_header_t) + offset + size))</text:p>
      <text:p text:style-name="Text_20_body"><text:s text:c="17"/>~~~~~~~~~ ~~~~~~~~~~~~~~~~~~~~~~~~~~~~~~~~~~~~~~~^~~~~~</text:p>
      <text:p text:style-name="Text_20_body">2 warnings generated.</text:p>
      <text:p text:style-name="Text_20_body">[1949/1949] STAMP obj/default.stamp</text:p>
      <text:p text:style-name="Text_20_body"/>
      <text:h text:style-name="Heading_20_1" text:outline-level="1">zircon/system/ulib/spi/BUILD.gn</text:h>
      <text:p text:style-name="Text_20_body">601/1953] CXX obj/zircon/system/ulib/spi/libspi.spi.cc.o</text:p>
      <text:p text:style-name="Text_20_body">../../zircon/system/ulib/spi/spi.cc:26:37: warning: implicit conversion loses integer precision: 'size_t' (aka 'unsigned long') to 'uint32_t' (aka 'unsigned int') [-Wshorten-64-to-32]</text:p>
      <text:p text:style-name="Text_20_body"><text:s text:c="20"/>-&gt;ReceiveVector(length);</text:p>
      <text:p text:style-name="Text_20_body"><text:s text:c="22"/>~~~~~~~~~~~~~ ^~~~~~</text:p>
      <text:p text:style-name="Text_20_body">1 warning generated.</text:p>
      <text:p text:style-name="Text_20_body"/>
      <text:h text:style-name="Heading_20_1" text:outline-level="1">zircon/system/ulib/sysconfig-client/BUILD.gn</text:h>
      <text:p text:style-name="Text_20_body">[1/257] CC obj/zircon/system/ulib/sysconfig-client/shared/libsysconfig-sync-client.abr-wear-leveling.c.o</text:p>
      <text:p text:style-name="Text_20_body"><text:soft-page-break/>../../zircon/system/ulib/sysconfig-client/shared/abr-wear-leveling.c:42:48: warning: implicit conversion loses integer precision: 'unsigned long' to 'int' [-Wshorten-64-to-32]</text:p>
      <text:p text:style-name="Text_20_body"><text:s text:c="2"/>int i, num_pages = header-&gt;abr_metadata.size / page_size;</text:p>
      <text:p text:style-name="Text_20_body"><text:s text:c="9"/>~~~~~~~~~ <text:s text:c="2"/>~~~~~~~~~~~~~~~~~~~~~~~~~~^~~~~~~~~~~</text:p>
      <text:p text:style-name="Text_20_body">1 warning generated.</text:p>
      <text:p text:style-name="Text_20_body"/>
      <text:h text:style-name="Heading_20_1" text:outline-level="1">zircon/system/ulib/sysmem-version/BUILD.gn</text:h>
      <text:p text:style-name="Text_20_body">[14/406] CXX obj/zircon/system/ulib/sysmem-version/libsysmem-version.sysmem-version.cc.o</text:p>
      <text:p text:style-name="Text_20_body">../../zircon/system/ulib/sysmem-version/sysmem-version.cc:510:71: warning: implicit conversion loses integer precision: 'size_t' (aka 'unsigned long') to 'uint32_t' (aka 'unsigned int') [-Wshorten-64-to-32]</text:p>
      <text:p text:style-name="Text_20_body"><text:s text:c="4"/>v1.image_format_constraints_count = v2.image_format_constraints().count();</text:p>
      <text:p text:style-name="Text_20_body"><text:s text:c="38"/>~ ~~~~~~~~~~~~~~~~~~~~~~~~~~~~~~^~~~~~~</text:p>
      <text:p text:style-name="Text_20_body">../../zircon/system/ulib/sysmem-version/sysmem-version.cc:550:51: warning: implicit conversion loses integer precision: 'size_t' (aka 'unsigned long') to 'uint32_t' (aka 'unsigned int') [-Wshorten-64-to-32]</text:p>
      <text:p text:style-name="Text_20_body"><text:s text:c="4"/>v1.heap_permitted_count = v2.heap_permitted().count();</text:p>
      <text:p text:style-name="Text_20_body"><text:s text:c="28"/>~ ~~~~~~~~~~~~~~~~~~~~^~~~~~~</text:p>
      <text:p text:style-name="Text_20_body">../../zircon/system/ulib/sysmem-version/sysmem-version.cc:612:47: warning: implicit conversion loses integer precision: 'size_t' (aka 'unsigned long') to 'uint32_t' (aka 'unsigned int') [-Wshorten-64-to-32]</text:p>
      <text:p text:style-name="Text_20_body"><text:s text:c="4"/>v1.color_spaces_count = v2.color_spaces().count();</text:p>
      <text:p text:style-name="Text_20_body"><text:s text:c="26"/>~ ~~~~~~~~~~~~~~~~~~^~~~~~~</text:p>
      <text:p text:style-name="Text_20_body">../../zircon/system/ulib/sysmem-version/sysmem-version.cc:727:36: warning: implicit conversion loses integer precision: 'size_t' (aka 'unsigned long') to 'uint32_t' (aka 'unsigned int') [-Wshorten-64-to-32]</text:p>
      <text:p text:style-name="Text_20_body"><text:s text:c="4"/>v1.buffer_count = v2.buffers().count();</text:p>
      <text:p text:style-name="Text_20_body"><text:s text:c="20"/>~ ~~~~~~~~~~~~~^~~~~~~</text:p>
      <text:p text:style-name="Text_20_body">../../zircon/system/ulib/sysmem-version/sysmem-version.cc:757:36: warning: implicit conversion loses integer precision: 'size_t' (aka 'unsigned long') to 'uint32_t' (aka 'unsigned int') [-Wshorten-64-to-32]</text:p>
      <text:p text:style-name="Text_20_body"><text:s text:c="4"/>v1.buffer_count = v2.buffers().count();</text:p>
      <text:p text:style-name="Text_20_body"><text:s text:c="20"/>~ ~~~~~~~~~~~~~^~~~~~~</text:p>
      <text:p text:style-name="Text_20_body">5 warnings generated.</text:p>
      <text:p text:style-name="Text_20_body">[15/406] CXX x64-shared/obj/zircon/system/ulib/sysmem-version/libsysmem-version.sysmem-version.cc.o</text:p>
      <text:p text:style-name="Text_20_body"><text:soft-page-break/>../../zircon/system/ulib/sysmem-version/sysmem-version.cc:510:71: warning: implicit conversion loses integer precision: 'size_t' (aka 'unsigned long') to 'uint32_t' (aka 'unsigned int') [-Wshorten-64-to-32]</text:p>
      <text:p text:style-name="Text_20_body"><text:s text:c="4"/>v1.image_format_constraints_count = v2.image_format_constraints().count();</text:p>
      <text:p text:style-name="Text_20_body"><text:s text:c="38"/>~ ~~~~~~~~~~~~~~~~~~~~~~~~~~~~~~^~~~~~~</text:p>
      <text:p text:style-name="Text_20_body">../../zircon/system/ulib/sysmem-version/sysmem-version.cc:550:51: warning: implicit conversion loses integer precision: 'size_t' (aka 'unsigned long') to 'uint32_t' (aka 'unsigned int') [-Wshorten-64-to-32]</text:p>
      <text:p text:style-name="Text_20_body"><text:s text:c="4"/>v1.heap_permitted_count = v2.heap_permitted().count();</text:p>
      <text:p text:style-name="Text_20_body"><text:s text:c="28"/>~ ~~~~~~~~~~~~~~~~~~~~^~~~~~~</text:p>
      <text:p text:style-name="Text_20_body">../../zircon/system/ulib/sysmem-version/sysmem-version.cc:612:47: warning: implicit conversion loses integer precision: 'size_t' (aka 'unsigned long') to 'uint32_t' (aka 'unsigned int') [-Wshorten-64-to-32]</text:p>
      <text:p text:style-name="Text_20_body"><text:s text:c="4"/>v1.color_spaces_count = v2.color_spaces().count();</text:p>
      <text:p text:style-name="Text_20_body"><text:s text:c="26"/>~ ~~~~~~~~~~~~~~~~~~^~~~~~~</text:p>
      <text:p text:style-name="Text_20_body">../../zircon/system/ulib/sysmem-version/sysmem-version.cc:727:36: warning: implicit conversion loses integer precision: 'size_t' (aka 'unsigned long') to 'uint32_t' (aka 'unsigned int') [-Wshorten-64-to-32]</text:p>
      <text:p text:style-name="Text_20_body"><text:s text:c="4"/>v1.buffer_count = v2.buffers().count();</text:p>
      <text:p text:style-name="Text_20_body"><text:s text:c="20"/>~ ~~~~~~~~~~~~~^~~~~~~</text:p>
      <text:p text:style-name="Text_20_body">../../zircon/system/ulib/sysmem-version/sysmem-version.cc:757:36: warning: implicit conversion loses integer precision: 'size_t' (aka 'unsigned long') to 'uint32_t' (aka 'unsigned int') [-Wshorten-64-to-32]</text:p>
      <text:p text:style-name="Text_20_body"><text:s text:c="4"/>v1.buffer_count = v2.buffers().count();</text:p>
      <text:p text:style-name="Text_20_body"><text:s text:c="20"/>~ ~~~~~~~~~~~~~^~~~~~~</text:p>
      <text:p text:style-name="Text_20_body">5 warnings generated.</text:p>
      <text:p text:style-name="Text_20_body"/>
      <text:h text:style-name="Heading_20_1" text:outline-level="1">zircon/system/ulib/tftp/BUILD.gn</text:h>
      <text:p text:style-name="Text_20_body">[1/615] CC host_x64/obj/zircon/system/ulib/tftp/libtftp.tftp.c.o</text:p>
      <text:p text:style-name="Text_20_body">../../zircon/system/ulib/tftp/tftp.c:167:3: warning: implicit conversion loses integer precision: 'int' to 'uint16_t' (aka 'unsigned short') [-Wimplicit-int-conversion]</text:p>
      <text:p text:style-name="Text_20_body"><text:s text:c="2"/>OPCODE(session, resp, OPCODE_ERROR);</text:p>
      <text:p text:style-name="Text_20_body"><text:s text:c="2"/>^~~~~~~~~~~~~~~~~~~~~~~~~~~~~~~~~~~</text:p>
      <text:p text:style-name="Text_20_body">../../zircon/system/ulib/tftp/tftp.c:127:44: note: expanded from macro 'OPCODE'</text:p>
      <text:p text:style-name="Text_20_body"><text:s text:c="6"/>(msg)-&gt;opcode = htons((value &amp; 0xff) | ((uint16_t)session-&gt;opcode_prefix &lt;&lt; 8)); \</text:p>
      <text:p text:style-name="Text_20_body"><text:s text:c="22"/>~~~~~ ~~~~~~~~~~~~~~~^~~~~~~~~~~~~~~~~~~~~~~~~~~~~~~~~~~~~~~~~</text:p>
      <text:p text:style-name="Text_20_body"><text:soft-page-break/>../../zircon/system/ulib/tftp/tftp.c:187:5: warning: implicit conversion loses integer precision: 'int' to 'uint16_t' (aka 'unsigned short') [-Wimplicit-int-conversion]</text:p>
      <text:p text:style-name="Text_20_body"><text:s text:c="4"/>OPCODE(session, resp, OPCODE_DATA);</text:p>
      <text:p text:style-name="Text_20_body"><text:s text:c="4"/>^~~~~~~~~~~~~~~~~~~~~~~~~~~~~~~~~~</text:p>
      <text:p text:style-name="Text_20_body">../../zircon/system/ulib/tftp/tftp.c:127:44: note: expanded from macro 'OPCODE'</text:p>
      <text:p text:style-name="Text_20_body"><text:s text:c="6"/>(msg)-&gt;opcode = htons((value &amp; 0xff) | ((uint16_t)session-&gt;opcode_prefix &lt;&lt; 8)); \</text:p>
      <text:p text:style-name="Text_20_body"><text:s text:c="22"/>~~~~~ ~~~~~~~~~~~~~~~^~~~~~~~~~~~~~~~~~~~~~~~~~~~~~~~~~~~~~~~~</text:p>
      <text:p text:style-name="Text_20_body">../../zircon/system/ulib/tftp/tftp.c:188:47: warning: implicit conversion loses integer precision: 'unsigned long' to 'uint16_t' (aka 'unsigned short') [-Wimplicit-int-conversion]</text:p>
      <text:p text:style-name="Text_20_body"><text:s text:c="4"/>resp-&gt;block = htons(session-&gt;block_number + session-&gt;window_index);</text:p>
      <text:p text:style-name="Text_20_body"><text:s text:c="18"/>~~~~~ ~~~~~~~~~~~~~~~~~~~~~~^~~~~~~~~~~~~~~~~~~~~~~</text:p>
      <text:p text:style-name="Text_20_body">../../zircon/system/ulib/tftp/tftp.c:303:3: warning: implicit conversion loses integer precision: 'int' to 'uint16_t' (aka 'unsigned short') [-Wimplicit-int-conversion]</text:p>
      <text:p text:style-name="Text_20_body"><text:s text:c="2"/>OPCODE(session, ack, (direction == SEND_FILE) ? OPCODE_WRQ : OPCODE_RRQ);</text:p>
      <text:p text:style-name="Text_20_body"><text:s text:c="2"/>^~~~~~~~~~~~~~~~~~~~~~~~~~~~~~~~~~~~~~~~~~~~~~~~~~~~~~~~~~~~~~~~~~~~~~~~</text:p>
      <text:p text:style-name="Text_20_body">../../zircon/system/ulib/tftp/tftp.c:127:44: note: expanded from macro 'OPCODE'</text:p>
      <text:p text:style-name="Text_20_body"><text:s text:c="6"/>(msg)-&gt;opcode = htons((value &amp; 0xff) | ((uint16_t)session-&gt;opcode_prefix &lt;&lt; 8)); \</text:p>
      <text:p text:style-name="Text_20_body"><text:s text:c="22"/>~~~~~ ~~~~~~~~~~~~~~~^~~~~~~~~~~~~~~~~~~~~~~~~~~~~~~~~~~~~~~~~</text:p>
      <text:p text:style-name="Text_20_body">../../zircon/system/ulib/tftp/tftp.c:484:38: warning: implicit conversion loses integer precision: 'long' to 'uint16_t' (aka 'unsigned short') [-Wimplicit-int-conversion]</text:p>
      <text:p text:style-name="Text_20_body"><text:s text:c="6"/>requested_options.block_size = val;</text:p>
      <text:p text:style-name="Text_20_body"><text:s text:c="35"/>~ ^~~</text:p>
      <text:p text:style-name="Text_20_body">../../zircon/system/ulib/tftp/tftp.c:487:31: warning: implicit conversion loses integer precision: 'long' to 'uint16_t' (aka 'unsigned short') [-Wimplicit-int-conversion]</text:p>
      <text:p text:style-name="Text_20_body"><text:s text:c="8"/>session-&gt;block_size = val;</text:p>
      <text:p text:style-name="Text_20_body"><text:s text:c="28"/>~ ^~~</text:p>
      <text:p text:style-name="Text_20_body">../../zircon/system/ulib/tftp/tftp.c:500:35: warning: implicit conversion loses integer precision: 'long' to 'uint8_t' (aka 'unsigned char') [-Wimplicit-int-conversion]</text:p>
      <text:p text:style-name="Text_20_body"><text:s text:c="6"/>requested_options.timeout = val;</text:p>
      <text:p text:style-name="Text_20_body"><text:s text:c="32"/>~ ^~~</text:p>
      <text:p text:style-name="Text_20_body">../../zircon/system/ulib/tftp/tftp.c:503:28: warning: implicit conversion loses integer precision: 'long' to 'uint8_t' (aka 'unsigned char') [-Wimplicit-int-conversion]</text:p>
      <text:p text:style-name="Text_20_body"><text:soft-page-break/><text:s text:c="8"/>session-&gt;timeout = val;</text:p>
      <text:p text:style-name="Text_20_body"><text:s text:c="25"/>~ ^~~</text:p>
      <text:p text:style-name="Text_20_body">../../zircon/system/ulib/tftp/tftp.c:516:39: warning: implicit conversion loses integer precision: 'long' to 'uint16_t' (aka 'unsigned short') [-Wimplicit-int-conversion]</text:p>
      <text:p text:style-name="Text_20_body"><text:s text:c="6"/>requested_options.window_size = val;</text:p>
      <text:p text:style-name="Text_20_body"><text:s text:c="36"/>~ ^~~</text:p>
      <text:p text:style-name="Text_20_body">../../zircon/system/ulib/tftp/tftp.c:519:32: warning: implicit conversion loses integer precision: 'long' to 'uint16_t' (aka 'unsigned short') [-Wimplicit-int-conversion]</text:p>
      <text:p text:style-name="Text_20_body"><text:s text:c="8"/>session-&gt;window_size = val;</text:p>
      <text:p text:style-name="Text_20_body"><text:s text:c="29"/>~ ^~~</text:p>
      <text:p text:style-name="Text_20_body">../../zircon/system/ulib/tftp/tftp.c:536:3: warning: implicit conversion loses integer precision: 'int' to 'uint16_t' (aka 'unsigned short') [-Wimplicit-int-conversion]</text:p>
      <text:p text:style-name="Text_20_body"><text:s text:c="2"/>OPCODE(session, resp, OPCODE_OACK);</text:p>
      <text:p text:style-name="Text_20_body"><text:s text:c="2"/>^~~~~~~~~~~~~~~~~~~~~~~~~~~~~~~~~~</text:p>
      <text:p text:style-name="Text_20_body">../../zircon/system/ulib/tftp/tftp.c:127:44: note: expanded from macro 'OPCODE'</text:p>
      <text:p text:style-name="Text_20_body"><text:s text:c="6"/>(msg)-&gt;opcode = htons((value &amp; 0xff) | ((uint16_t)session-&gt;opcode_prefix &lt;&lt; 8)); \</text:p>
      <text:p text:style-name="Text_20_body"><text:s text:c="22"/>~~~~~ ~~~~~~~~~~~~~~~^~~~~~~~~~~~~~~~~~~~~~~~~~~~~~~~~~~~~~~~~</text:p>
      <text:p text:style-name="Text_20_body">../../zircon/system/ulib/tftp/tftp.c:653:3: warning: implicit conversion loses integer precision: 'int' to 'uint16_t' (aka 'unsigned short') [-Wimplicit-int-conversion]</text:p>
      <text:p text:style-name="Text_20_body"><text:s text:c="2"/>OPCODE(session, ack_data, OPCODE_ACK);</text:p>
      <text:p text:style-name="Text_20_body"><text:s text:c="2"/>^~~~~~~~~~~~~~~~~~~~~~~~~~~~~~~~~~~~~</text:p>
      <text:p text:style-name="Text_20_body">../../zircon/system/ulib/tftp/tftp.c:127:44: note: expanded from macro 'OPCODE'</text:p>
      <text:p text:style-name="Text_20_body"><text:s text:c="6"/>(msg)-&gt;opcode = htons((value &amp; 0xff) | ((uint16_t)session-&gt;opcode_prefix &lt;&lt; 8)); \</text:p>
      <text:p text:style-name="Text_20_body"><text:s text:c="22"/>~~~~~ ~~~~~~~~~~~~~~~^~~~~~~~~~~~~~~~~~~~~~~~~~~~~~~~~~~~~~~~~</text:p>
      <text:p text:style-name="Text_20_body">../../zircon/system/ulib/tftp/tftp.c:842:29: warning: implicit conversion loses integer precision: 'long' to 'uint16_t' (aka 'unsigned short') [-Wimplicit-int-conversion]</text:p>
      <text:p text:style-name="Text_20_body"><text:s text:c="6"/>session-&gt;block_size = val;</text:p>
      <text:p text:style-name="Text_20_body"><text:s text:c="26"/>~ ^~~</text:p>
      <text:p text:style-name="Text_20_body">../../zircon/system/ulib/tftp/tftp.c:856:26: warning: implicit conversion loses integer precision: 'long' to 'uint8_t' (aka 'unsigned char') [-Wimplicit-int-conversion]</text:p>
      <text:p text:style-name="Text_20_body"><text:s text:c="6"/>session-&gt;timeout = val;</text:p>
      <text:p text:style-name="Text_20_body"><text:soft-page-break/><text:s text:c="23"/>~ ^~~</text:p>
      <text:p text:style-name="Text_20_body">../../zircon/system/ulib/tftp/tftp.c:870:30: warning: implicit conversion loses integer precision: 'long' to 'uint16_t' (aka 'unsigned short') [-Wimplicit-int-conversion]</text:p>
      <text:p text:style-name="Text_20_body"><text:s text:c="6"/>session-&gt;window_size = val;</text:p>
      <text:p text:style-name="Text_20_body"><text:s text:c="27"/>~ ^~~</text:p>
      <text:p text:style-name="Text_20_body">../../zircon/system/ulib/tftp/tftp.c:1104:14: warning: implicit conversion loses integer precision: 'ssize_t' (aka 'long') to 'tftp_status' (aka 'int') [-Wshorten-64-to-32]</text:p>
      <text:p text:style-name="Text_20_body"><text:s text:c="6"/>return file_size;</text:p>
      <text:p text:style-name="Text_20_body"><text:s text:c="6"/>~~~~~~ ^~~~~~~~~</text:p>
      <text:p text:style-name="Text_20_body">16 warnings generated.</text:p>
      <text:p text:style-name="Text_20_body">[2/615] CC host_arm64/obj/zircon/system/ulib/tftp/libtftp.tftp.c.o</text:p>
      <text:p text:style-name="Text_20_body">../../zircon/system/ulib/tftp/tftp.c:167:3: warning: implicit conversion loses integer precision: 'int' to 'uint16_t' (aka 'unsigned short') [-Wimplicit-int-conversion]</text:p>
      <text:p text:style-name="Text_20_body"><text:s text:c="2"/>OPCODE(session, resp, OPCODE_ERROR);</text:p>
      <text:p text:style-name="Text_20_body"><text:s text:c="2"/>^~~~~~~~~~~~~~~~~~~~~~~~~~~~~~~~~~~</text:p>
      <text:p text:style-name="Text_20_body">../../zircon/system/ulib/tftp/tftp.c:127:44: note: expanded from macro 'OPCODE'</text:p>
      <text:p text:style-name="Text_20_body"><text:s text:c="6"/>(msg)-&gt;opcode = htons((value &amp; 0xff) | ((uint16_t)session-&gt;opcode_prefix &lt;&lt; 8)); \</text:p>
      <text:p text:style-name="Text_20_body"><text:s text:c="22"/>~~~~~ ~~~~~~~~~~~~~~~^~~~~~~~~~~~~~~~~~~~~~~~~~~~~~~~~~~~~~~~~</text:p>
      <text:p text:style-name="Text_20_body">../../zircon/system/ulib/tftp/tftp.c:187:5: warning: implicit conversion loses integer precision: 'int' to 'uint16_t' (aka 'unsigned short') [-Wimplicit-int-conversion]</text:p>
      <text:p text:style-name="Text_20_body"><text:s text:c="4"/>OPCODE(session, resp, OPCODE_DATA);</text:p>
      <text:p text:style-name="Text_20_body"><text:s text:c="4"/>^~~~~~~~~~~~~~~~~~~~~~~~~~~~~~~~~~</text:p>
      <text:p text:style-name="Text_20_body">../../zircon/system/ulib/tftp/tftp.c:127:44: note: expanded from macro 'OPCODE'</text:p>
      <text:p text:style-name="Text_20_body"><text:s text:c="6"/>(msg)-&gt;opcode = htons((value &amp; 0xff) | ((uint16_t)session-&gt;opcode_prefix &lt;&lt; 8)); \</text:p>
      <text:p text:style-name="Text_20_body"><text:s text:c="22"/>~~~~~ ~~~~~~~~~~~~~~~^~~~~~~~~~~~~~~~~~~~~~~~~~~~~~~~~~~~~~~~~</text:p>
      <text:p text:style-name="Text_20_body">../../zircon/system/ulib/tftp/tftp.c:188:47: warning: implicit conversion loses integer precision: 'unsigned long' to 'uint16_t' (aka 'unsigned short') [-Wimplicit-int-conversion]</text:p>
      <text:p text:style-name="Text_20_body"><text:s text:c="4"/>resp-&gt;block = htons(session-&gt;block_number + session-&gt;window_index);</text:p>
      <text:p text:style-name="Text_20_body"><text:s text:c="18"/>~~~~~ ~~~~~~~~~~~~~~~~~~~~~~^~~~~~~~~~~~~~~~~~~~~~~</text:p>
      <text:p text:style-name="Text_20_body">../../zircon/system/ulib/tftp/tftp.c:303:3: warning: implicit conversion loses integer precision: 'int' to 'uint16_t' (aka 'unsigned short') [-Wimplicit-int-conversion]</text:p>
      <text:p text:style-name="Text_20_body"><text:soft-page-break/><text:s text:c="2"/>OPCODE(session, ack, (direction == SEND_FILE) ? OPCODE_WRQ : OPCODE_RRQ);</text:p>
      <text:p text:style-name="Text_20_body"><text:s text:c="2"/>^~~~~~~~~~~~~~~~~~~~~~~~~~~~~~~~~~~~~~~~~~~~~~~~~~~~~~~~~~~~~~~~~~~~~~~~</text:p>
      <text:p text:style-name="Text_20_body">../../zircon/system/ulib/tftp/tftp.c:127:44: note: expanded from macro 'OPCODE'</text:p>
      <text:p text:style-name="Text_20_body"><text:s text:c="6"/>(msg)-&gt;opcode = htons((value &amp; 0xff) | ((uint16_t)session-&gt;opcode_prefix &lt;&lt; 8)); \</text:p>
      <text:p text:style-name="Text_20_body"><text:s text:c="22"/>~~~~~ ~~~~~~~~~~~~~~~^~~~~~~~~~~~~~~~~~~~~~~~~~~~~~~~~~~~~~~~~</text:p>
      <text:p text:style-name="Text_20_body">../../zircon/system/ulib/tftp/tftp.c:484:38: warning: implicit conversion loses integer precision: 'long' to 'uint16_t' (aka 'unsigned short') [-Wimplicit-int-conversion]</text:p>
      <text:p text:style-name="Text_20_body"><text:s text:c="6"/>requested_options.block_size = val;</text:p>
      <text:p text:style-name="Text_20_body"><text:s text:c="35"/>~ ^~~</text:p>
      <text:p text:style-name="Text_20_body">../../zircon/system/ulib/tftp/tftp.c:487:31: warning: implicit conversion loses integer precision: 'long' to 'uint16_t' (aka 'unsigned short') [-Wimplicit-int-conversion]</text:p>
      <text:p text:style-name="Text_20_body"><text:s text:c="8"/>session-&gt;block_size = val;</text:p>
      <text:p text:style-name="Text_20_body"><text:s text:c="28"/>~ ^~~</text:p>
      <text:p text:style-name="Text_20_body">../../zircon/system/ulib/tftp/tftp.c:500:35: warning: implicit conversion loses integer precision: 'long' to 'uint8_t' (aka 'unsigned char') [-Wimplicit-int-conversion]</text:p>
      <text:p text:style-name="Text_20_body"><text:s text:c="6"/>requested_options.timeout = val;</text:p>
      <text:p text:style-name="Text_20_body"><text:s text:c="32"/>~ ^~~</text:p>
      <text:p text:style-name="Text_20_body">../../zircon/system/ulib/tftp/tftp.c:503:28: warning: implicit conversion loses integer precision: 'long' to 'uint8_t' (aka 'unsigned char') [-Wimplicit-int-conversion]</text:p>
      <text:p text:style-name="Text_20_body"><text:s text:c="8"/>session-&gt;timeout = val;</text:p>
      <text:p text:style-name="Text_20_body"><text:s text:c="25"/>~ ^~~</text:p>
      <text:p text:style-name="Text_20_body">../../zircon/system/ulib/tftp/tftp.c:516:39: warning: implicit conversion loses integer precision: 'long' to 'uint16_t' (aka 'unsigned short') [-Wimplicit-int-conversion]</text:p>
      <text:p text:style-name="Text_20_body"><text:s text:c="6"/>requested_options.window_size = val;</text:p>
      <text:p text:style-name="Text_20_body"><text:s text:c="36"/>~ ^~~</text:p>
      <text:p text:style-name="Text_20_body">../../zircon/system/ulib/tftp/tftp.c:519:32: warning: implicit conversion loses integer precision: 'long' to 'uint16_t' (aka 'unsigned short') [-Wimplicit-int-conversion]</text:p>
      <text:p text:style-name="Text_20_body"><text:s text:c="8"/>session-&gt;window_size = val;</text:p>
      <text:p text:style-name="Text_20_body"><text:s text:c="29"/>~ ^~~</text:p>
      <text:p text:style-name="Text_20_body">../../zircon/system/ulib/tftp/tftp.c:536:3: warning: implicit conversion loses integer precision: 'int' to 'uint16_t' (aka 'unsigned short') [-Wimplicit-int-conversion]</text:p>
      <text:p text:style-name="Text_20_body"><text:s text:c="2"/>OPCODE(session, resp, OPCODE_OACK);</text:p>
      <text:p text:style-name="Text_20_body"><text:soft-page-break/><text:s text:c="2"/>^~~~~~~~~~~~~~~~~~~~~~~~~~~~~~~~~~</text:p>
      <text:p text:style-name="Text_20_body">../../zircon/system/ulib/tftp/tftp.c:127:44: note: expanded from macro 'OPCODE'</text:p>
      <text:p text:style-name="Text_20_body"><text:s text:c="6"/>(msg)-&gt;opcode = htons((value &amp; 0xff) | ((uint16_t)session-&gt;opcode_prefix &lt;&lt; 8)); \</text:p>
      <text:p text:style-name="Text_20_body"><text:s text:c="22"/>~~~~~ ~~~~~~~~~~~~~~~^~~~~~~~~~~~~~~~~~~~~~~~~~~~~~~~~~~~~~~~~</text:p>
      <text:p text:style-name="Text_20_body">../../zircon/system/ulib/tftp/tftp.c:653:3: warning: implicit conversion loses integer precision: 'int' to 'uint16_t' (aka 'unsigned short') [-Wimplicit-int-conversion]</text:p>
      <text:p text:style-name="Text_20_body"><text:s text:c="2"/>OPCODE(session, ack_data, OPCODE_ACK);</text:p>
      <text:p text:style-name="Text_20_body"><text:s text:c="2"/>^~~~~~~~~~~~~~~~~~~~~~~~~~~~~~~~~~~~~</text:p>
      <text:p text:style-name="Text_20_body">../../zircon/system/ulib/tftp/tftp.c:127:44: note: expanded from macro 'OPCODE'</text:p>
      <text:p text:style-name="Text_20_body"><text:s text:c="6"/>(msg)-&gt;opcode = htons((value &amp; 0xff) | ((uint16_t)session-&gt;opcode_prefix &lt;&lt; 8)); \</text:p>
      <text:p text:style-name="Text_20_body"><text:s text:c="22"/>~~~~~ ~~~~~~~~~~~~~~~^~~~~~~~~~~~~~~~~~~~~~~~~~~~~~~~~~~~~~~~~</text:p>
      <text:p text:style-name="Text_20_body">../../zircon/system/ulib/tftp/tftp.c:842:29: warning: implicit conversion loses integer precision: 'long' to 'uint16_t' (aka 'unsigned short') [-Wimplicit-int-conversion]</text:p>
      <text:p text:style-name="Text_20_body"><text:s text:c="6"/>session-&gt;block_size = val;</text:p>
      <text:p text:style-name="Text_20_body"><text:s text:c="26"/>~ ^~~</text:p>
      <text:p text:style-name="Text_20_body">../../zircon/system/ulib/tftp/tftp.c:856:26: warning: implicit conversion loses integer precision: 'long' to 'uint8_t' (aka 'unsigned char') [-Wimplicit-int-conversion]</text:p>
      <text:p text:style-name="Text_20_body"><text:s text:c="6"/>session-&gt;timeout = val;</text:p>
      <text:p text:style-name="Text_20_body"><text:s text:c="23"/>~ ^~~</text:p>
      <text:p text:style-name="Text_20_body">../../zircon/system/ulib/tftp/tftp.c:870:30: warning: implicit conversion loses integer precision: 'long' to 'uint16_t' (aka 'unsigned short') [-Wimplicit-int-conversion]</text:p>
      <text:p text:style-name="Text_20_body"><text:s text:c="6"/>session-&gt;window_size = val;</text:p>
      <text:p text:style-name="Text_20_body"><text:s text:c="27"/>~ ^~~</text:p>
      <text:p text:style-name="Text_20_body">../../zircon/system/ulib/tftp/tftp.c:1104:14: warning: implicit conversion loses integer precision: 'ssize_t' (aka 'long') to 'tftp_status' (aka 'int') [-Wshorten-64-to-32]</text:p>
      <text:p text:style-name="Text_20_body"><text:s text:c="6"/>return file_size;</text:p>
      <text:p text:style-name="Text_20_body"><text:s text:c="6"/>~~~~~~ ^~~~~~~~~</text:p>
      <text:p text:style-name="Text_20_body">16 warnings generated.</text:p>
      <text:p text:style-name="Text_20_body">[3/615] CC obj/zircon/system/ulib/tftp/libtftp.tftp.c.o</text:p>
      <text:p text:style-name="Text_20_body">../../zircon/system/ulib/tftp/tftp.c:167:3: warning: implicit conversion loses integer precision: 'int' to 'uint16_t' (aka 'unsigned short') [-Wimplicit-int-conversion]</text:p>
      <text:p text:style-name="Text_20_body"><text:soft-page-break/><text:s text:c="2"/>OPCODE(session, resp, OPCODE_ERROR);</text:p>
      <text:p text:style-name="Text_20_body"><text:s text:c="2"/>^~~~~~~~~~~~~~~~~~~~~~~~~~~~~~~~~~~</text:p>
      <text:p text:style-name="Text_20_body">../../zircon/system/ulib/tftp/tftp.c:127:44: note: expanded from macro 'OPCODE'</text:p>
      <text:p text:style-name="Text_20_body"><text:s text:c="6"/>(msg)-&gt;opcode = htons((value &amp; 0xff) | ((uint16_t)session-&gt;opcode_prefix &lt;&lt; 8)); \</text:p>
      <text:p text:style-name="Text_20_body"><text:s text:c="22"/>~~~~~ ~~~~~~~~~~~~~~~^~~~~~~~~~~~~~~~~~~~~~~~~~~~~~~~~~~~~~~~~</text:p>
      <text:p text:style-name="Text_20_body">../../zircon/system/ulib/tftp/tftp.c:187:5: warning: implicit conversion loses integer precision: 'int' to 'uint16_t' (aka 'unsigned short') [-Wimplicit-int-conversion]</text:p>
      <text:p text:style-name="Text_20_body"><text:s text:c="4"/>OPCODE(session, resp, OPCODE_DATA);</text:p>
      <text:p text:style-name="Text_20_body"><text:s text:c="4"/>^~~~~~~~~~~~~~~~~~~~~~~~~~~~~~~~~~</text:p>
      <text:p text:style-name="Text_20_body">../../zircon/system/ulib/tftp/tftp.c:127:44: note: expanded from macro 'OPCODE'</text:p>
      <text:p text:style-name="Text_20_body"><text:s text:c="6"/>(msg)-&gt;opcode = htons((value &amp; 0xff) | ((uint16_t)session-&gt;opcode_prefix &lt;&lt; 8)); \</text:p>
      <text:p text:style-name="Text_20_body"><text:s text:c="22"/>~~~~~ ~~~~~~~~~~~~~~~^~~~~~~~~~~~~~~~~~~~~~~~~~~~~~~~~~~~~~~~~</text:p>
      <text:p text:style-name="Text_20_body">../../zircon/system/ulib/tftp/tftp.c:188:47: warning: implicit conversion loses integer precision: 'unsigned long' to 'uint16_t' (aka 'unsigned short') [-Wimplicit-int-conversion]</text:p>
      <text:p text:style-name="Text_20_body"><text:s text:c="4"/>resp-&gt;block = htons(session-&gt;block_number + session-&gt;window_index);</text:p>
      <text:p text:style-name="Text_20_body"><text:s text:c="18"/>~~~~~ ~~~~~~~~~~~~~~~~~~~~~~^~~~~~~~~~~~~~~~~~~~~~~</text:p>
      <text:p text:style-name="Text_20_body">../../zircon/system/ulib/tftp/tftp.c:303:3: warning: implicit conversion loses integer precision: 'int' to 'uint16_t' (aka 'unsigned short') [-Wimplicit-int-conversion]</text:p>
      <text:p text:style-name="Text_20_body"><text:s text:c="2"/>OPCODE(session, ack, (direction == SEND_FILE) ? OPCODE_WRQ : OPCODE_RRQ);</text:p>
      <text:p text:style-name="Text_20_body"><text:s text:c="2"/>^~~~~~~~~~~~~~~~~~~~~~~~~~~~~~~~~~~~~~~~~~~~~~~~~~~~~~~~~~~~~~~~~~~~~~~~</text:p>
      <text:p text:style-name="Text_20_body">../../zircon/system/ulib/tftp/tftp.c:127:44: note: expanded from macro 'OPCODE'</text:p>
      <text:p text:style-name="Text_20_body"><text:s text:c="6"/>(msg)-&gt;opcode = htons((value &amp; 0xff) | ((uint16_t)session-&gt;opcode_prefix &lt;&lt; 8)); \</text:p>
      <text:p text:style-name="Text_20_body"><text:s text:c="22"/>~~~~~ ~~~~~~~~~~~~~~~^~~~~~~~~~~~~~~~~~~~~~~~~~~~~~~~~~~~~~~~~</text:p>
      <text:p text:style-name="Text_20_body">../../zircon/system/ulib/tftp/tftp.c:484:38: warning: implicit conversion loses integer precision: 'long' to 'uint16_t' (aka 'unsigned short') [-Wimplicit-int-conversion]</text:p>
      <text:p text:style-name="Text_20_body"><text:s text:c="6"/>requested_options.block_size = val;</text:p>
      <text:p text:style-name="Text_20_body"><text:s text:c="35"/>~ ^~~</text:p>
      <text:p text:style-name="Text_20_body">../../zircon/system/ulib/tftp/tftp.c:487:31: warning: implicit conversion loses integer precision: 'long' to 'uint16_t' (aka 'unsigned short') [-Wimplicit-int-conversion]</text:p>
      <text:p text:style-name="Text_20_body"><text:s text:c="8"/>session-&gt;block_size = val;</text:p>
      <text:p text:style-name="Text_20_body"><text:s text:c="28"/>~ ^~~</text:p>
      <text:p text:style-name="Text_20_body"><text:soft-page-break/>../../zircon/system/ulib/tftp/tftp.c:500:35: warning: implicit conversion loses integer precision: 'long' to 'uint8_t' (aka 'unsigned char') [-Wimplicit-int-conversion]</text:p>
      <text:p text:style-name="Text_20_body"><text:s text:c="6"/>requested_options.timeout = val;</text:p>
      <text:p text:style-name="Text_20_body"><text:s text:c="32"/>~ ^~~</text:p>
      <text:p text:style-name="Text_20_body">../../zircon/system/ulib/tftp/tftp.c:503:28: warning: implicit conversion loses integer precision: 'long' to 'uint8_t' (aka 'unsigned char') [-Wimplicit-int-conversion]</text:p>
      <text:p text:style-name="Text_20_body"><text:s text:c="8"/>session-&gt;timeout = val;</text:p>
      <text:p text:style-name="Text_20_body"><text:s text:c="25"/>~ ^~~</text:p>
      <text:p text:style-name="Text_20_body">../../zircon/system/ulib/tftp/tftp.c:516:39: warning: implicit conversion loses integer precision: 'long' to 'uint16_t' (aka 'unsigned short') [-Wimplicit-int-conversion]</text:p>
      <text:p text:style-name="Text_20_body"><text:s text:c="6"/>requested_options.window_size = val;</text:p>
      <text:p text:style-name="Text_20_body"><text:s text:c="36"/>~ ^~~</text:p>
      <text:p text:style-name="Text_20_body">../../zircon/system/ulib/tftp/tftp.c:519:32: warning: implicit conversion loses integer precision: 'long' to 'uint16_t' (aka 'unsigned short') [-Wimplicit-int-conversion]</text:p>
      <text:p text:style-name="Text_20_body"><text:s text:c="8"/>session-&gt;window_size = val;</text:p>
      <text:p text:style-name="Text_20_body"><text:s text:c="29"/>~ ^~~</text:p>
      <text:p text:style-name="Text_20_body">../../zircon/system/ulib/tftp/tftp.c:536:3: warning: implicit conversion loses integer precision: 'int' to 'uint16_t' (aka 'unsigned short') [-Wimplicit-int-conversion]</text:p>
      <text:p text:style-name="Text_20_body"><text:s text:c="2"/>OPCODE(session, resp, OPCODE_OACK);</text:p>
      <text:p text:style-name="Text_20_body"><text:s text:c="2"/>^~~~~~~~~~~~~~~~~~~~~~~~~~~~~~~~~~</text:p>
      <text:p text:style-name="Text_20_body">../../zircon/system/ulib/tftp/tftp.c:127:44: note: expanded from macro 'OPCODE'</text:p>
      <text:p text:style-name="Text_20_body"><text:s text:c="6"/>(msg)-&gt;opcode = htons((value &amp; 0xff) | ((uint16_t)session-&gt;opcode_prefix &lt;&lt; 8)); \</text:p>
      <text:p text:style-name="Text_20_body"><text:s text:c="22"/>~~~~~ ~~~~~~~~~~~~~~~^~~~~~~~~~~~~~~~~~~~~~~~~~~~~~~~~~~~~~~~~</text:p>
      <text:p text:style-name="Text_20_body">../../zircon/system/ulib/tftp/tftp.c:653:3: warning: implicit conversion loses integer precision: 'int' to 'uint16_t' (aka 'unsigned short') [-Wimplicit-int-conversion]</text:p>
      <text:p text:style-name="Text_20_body"><text:s text:c="2"/>OPCODE(session, ack_data, OPCODE_ACK);</text:p>
      <text:p text:style-name="Text_20_body"><text:s text:c="2"/>^~~~~~~~~~~~~~~~~~~~~~~~~~~~~~~~~~~~~</text:p>
      <text:p text:style-name="Text_20_body">../../zircon/system/ulib/tftp/tftp.c:127:44: note: expanded from macro 'OPCODE'</text:p>
      <text:p text:style-name="Text_20_body"><text:s text:c="6"/>(msg)-&gt;opcode = htons((value &amp; 0xff) | ((uint16_t)session-&gt;opcode_prefix &lt;&lt; 8)); \</text:p>
      <text:p text:style-name="Text_20_body"><text:s text:c="22"/>~~~~~ ~~~~~~~~~~~~~~~^~~~~~~~~~~~~~~~~~~~~~~~~~~~~~~~~~~~~~~~~</text:p>
      <text:p text:style-name="Text_20_body">../../zircon/system/ulib/tftp/tftp.c:842:29: warning: implicit conversion loses integer precision: 'long' to 'uint16_t' (aka 'unsigned short') [-Wimplicit-int-conversion]</text:p>
      <text:p text:style-name="Text_20_body"><text:soft-page-break/><text:s text:c="6"/>session-&gt;block_size = val;</text:p>
      <text:p text:style-name="Text_20_body"><text:s text:c="26"/>~ ^~~</text:p>
      <text:p text:style-name="Text_20_body">../../zircon/system/ulib/tftp/tftp.c:856:26: warning: implicit conversion loses integer precision: 'long' to 'uint8_t' (aka 'unsigned char') [-Wimplicit-int-conversion]</text:p>
      <text:p text:style-name="Text_20_body"><text:s text:c="6"/>session-&gt;timeout = val;</text:p>
      <text:p text:style-name="Text_20_body"><text:s text:c="23"/>~ ^~~</text:p>
      <text:p text:style-name="Text_20_body">../../zircon/system/ulib/tftp/tftp.c:870:30: warning: implicit conversion loses integer precision: 'long' to 'uint16_t' (aka 'unsigned short') [-Wimplicit-int-conversion]</text:p>
      <text:p text:style-name="Text_20_body"><text:s text:c="6"/>session-&gt;window_size = val;</text:p>
      <text:p text:style-name="Text_20_body"><text:s text:c="27"/>~ ^~~</text:p>
      <text:p text:style-name="Text_20_body">../../zircon/system/ulib/tftp/tftp.c:1104:14: warning: implicit conversion loses integer precision: 'ssize_t' (aka 'long') to 'tftp_status' (aka 'int') [-Wshorten-64-to-32]</text:p>
      <text:p text:style-name="Text_20_body"><text:s text:c="6"/>return file_size;</text:p>
      <text:p text:style-name="Text_20_body"><text:s text:c="6"/>~~~~~~ ^~~~~~~~~</text:p>
      <text:p text:style-name="Text_20_body">16 warnings generated.</text:p>
      <text:p text:style-name="Text_20_body">[39/615] CC efi_x64/obj/zircon/system/ulib/tftp/libtftp.tftp.c.o</text:p>
      <text:p text:style-name="Text_20_body">../../zircon/system/ulib/tftp/tftp.c:167:3: warning: implicit conversion loses integer precision: 'int' to 'uint16_t' (aka 'unsigned short') [-Wimplicit-int-conversion]</text:p>
      <text:p text:style-name="Text_20_body"><text:s text:c="2"/>OPCODE(session, resp, OPCODE_ERROR);</text:p>
      <text:p text:style-name="Text_20_body"><text:s text:c="2"/>^~~~~~~~~~~~~~~~~~~~~~~~~~~~~~~~~~~</text:p>
      <text:p text:style-name="Text_20_body">../../zircon/system/ulib/tftp/tftp.c:127:44: note: expanded from macro 'OPCODE'</text:p>
      <text:p text:style-name="Text_20_body"><text:s text:c="6"/>(msg)-&gt;opcode = htons((value &amp; 0xff) | ((uint16_t)session-&gt;opcode_prefix &lt;&lt; 8)); \</text:p>
      <text:p text:style-name="Text_20_body"><text:s text:c="22"/>~~~~~ ~~~~~~~~~~~~~~~^~~~~~~~~~~~~~~~~~~~~~~~~~~~~~~~~~~~~~~~~</text:p>
      <text:p text:style-name="Text_20_body">../../zircon/system/ulib/tftp/tftp.c:187:5: warning: implicit conversion loses integer precision: 'int' to 'uint16_t' (aka 'unsigned short') [-Wimplicit-int-conversion]</text:p>
      <text:p text:style-name="Text_20_body"><text:s text:c="4"/>OPCODE(session, resp, OPCODE_DATA);</text:p>
      <text:p text:style-name="Text_20_body"><text:s text:c="4"/>^~~~~~~~~~~~~~~~~~~~~~~~~~~~~~~~~~</text:p>
      <text:p text:style-name="Text_20_body">../../zircon/system/ulib/tftp/tftp.c:127:44: note: expanded from macro 'OPCODE'</text:p>
      <text:p text:style-name="Text_20_body"><text:s text:c="6"/>(msg)-&gt;opcode = htons((value &amp; 0xff) | ((uint16_t)session-&gt;opcode_prefix &lt;&lt; 8)); \</text:p>
      <text:p text:style-name="Text_20_body"><text:s text:c="22"/>~~~~~ ~~~~~~~~~~~~~~~^~~~~~~~~~~~~~~~~~~~~~~~~~~~~~~~~~~~~~~~~</text:p>
      <text:p text:style-name="Text_20_body"><text:soft-page-break/>../../zircon/system/ulib/tftp/tftp.c:188:47: warning: implicit conversion loses integer precision: 'unsigned long long' to 'uint16_t' (aka 'unsigned short') [-Wimplicit-int-conversion]</text:p>
      <text:p text:style-name="Text_20_body"><text:s text:c="4"/>resp-&gt;block = htons(session-&gt;block_number + session-&gt;window_index);</text:p>
      <text:p text:style-name="Text_20_body"><text:s text:c="18"/>~~~~~ ~~~~~~~~~~~~~~~~~~~~~~^~~~~~~~~~~~~~~~~~~~~~~</text:p>
      <text:p text:style-name="Text_20_body">../../zircon/system/ulib/tftp/tftp.c:303:3: warning: implicit conversion loses integer precision: 'int' to 'uint16_t' (aka 'unsigned short') [-Wimplicit-int-conversion]</text:p>
      <text:p text:style-name="Text_20_body"><text:s text:c="2"/>OPCODE(session, ack, (direction == SEND_FILE) ? OPCODE_WRQ : OPCODE_RRQ);</text:p>
      <text:p text:style-name="Text_20_body"><text:s text:c="2"/>^~~~~~~~~~~~~~~~~~~~~~~~~~~~~~~~~~~~~~~~~~~~~~~~~~~~~~~~~~~~~~~~~~~~~~~~</text:p>
      <text:p text:style-name="Text_20_body">../../zircon/system/ulib/tftp/tftp.c:127:44: note: expanded from macro 'OPCODE'</text:p>
      <text:p text:style-name="Text_20_body"><text:s text:c="6"/>(msg)-&gt;opcode = htons((value &amp; 0xff) | ((uint16_t)session-&gt;opcode_prefix &lt;&lt; 8)); \</text:p>
      <text:p text:style-name="Text_20_body"><text:s text:c="22"/>~~~~~ ~~~~~~~~~~~~~~~^~~~~~~~~~~~~~~~~~~~~~~~~~~~~~~~~~~~~~~~~</text:p>
      <text:p text:style-name="Text_20_body">../../zircon/system/ulib/tftp/tftp.c:484:38: warning: implicit conversion loses integer precision: 'long' to 'uint16_t' (aka 'unsigned short') [-Wimplicit-int-conversion]</text:p>
      <text:p text:style-name="Text_20_body"><text:s text:c="6"/>requested_options.block_size = val;</text:p>
      <text:p text:style-name="Text_20_body"><text:s text:c="35"/>~ ^~~</text:p>
      <text:p text:style-name="Text_20_body">../../zircon/system/ulib/tftp/tftp.c:487:31: warning: implicit conversion loses integer precision: 'long' to 'uint16_t' (aka 'unsigned short') [-Wimplicit-int-conversion]</text:p>
      <text:p text:style-name="Text_20_body"><text:s text:c="8"/>session-&gt;block_size = val;</text:p>
      <text:p text:style-name="Text_20_body"><text:s text:c="28"/>~ ^~~</text:p>
      <text:p text:style-name="Text_20_body">../../zircon/system/ulib/tftp/tftp.c:500:35: warning: implicit conversion loses integer precision: 'long' to 'uint8_t' (aka 'unsigned char') [-Wimplicit-int-conversion]</text:p>
      <text:p text:style-name="Text_20_body"><text:s text:c="6"/>requested_options.timeout = val;</text:p>
      <text:p text:style-name="Text_20_body"><text:s text:c="32"/>~ ^~~</text:p>
      <text:p text:style-name="Text_20_body">../../zircon/system/ulib/tftp/tftp.c:503:28: warning: implicit conversion loses integer precision: 'long' to 'uint8_t' (aka 'unsigned char') [-Wimplicit-int-conversion]</text:p>
      <text:p text:style-name="Text_20_body"><text:s text:c="8"/>session-&gt;timeout = val;</text:p>
      <text:p text:style-name="Text_20_body"><text:s text:c="25"/>~ ^~~</text:p>
      <text:p text:style-name="Text_20_body">../../zircon/system/ulib/tftp/tftp.c:516:39: warning: implicit conversion loses integer precision: 'long' to 'uint16_t' (aka 'unsigned short') [-Wimplicit-int-conversion]</text:p>
      <text:p text:style-name="Text_20_body"><text:s text:c="6"/>requested_options.window_size = val;</text:p>
      <text:p text:style-name="Text_20_body"><text:s text:c="36"/>~ ^~~</text:p>
      <text:p text:style-name="Text_20_body"><text:soft-page-break/>../../zircon/system/ulib/tftp/tftp.c:519:32: warning: implicit conversion loses integer precision: 'long' to 'uint16_t' (aka 'unsigned short') [-Wimplicit-int-conversion]</text:p>
      <text:p text:style-name="Text_20_body"><text:s text:c="8"/>session-&gt;window_size = val;</text:p>
      <text:p text:style-name="Text_20_body"><text:s text:c="29"/>~ ^~~</text:p>
      <text:p text:style-name="Text_20_body">../../zircon/system/ulib/tftp/tftp.c:536:3: warning: implicit conversion loses integer precision: 'int' to 'uint16_t' (aka 'unsigned short') [-Wimplicit-int-conversion]</text:p>
      <text:p text:style-name="Text_20_body"><text:s text:c="2"/>OPCODE(session, resp, OPCODE_OACK);</text:p>
      <text:p text:style-name="Text_20_body"><text:s text:c="2"/>^~~~~~~~~~~~~~~~~~~~~~~~~~~~~~~~~~</text:p>
      <text:p text:style-name="Text_20_body">../../zircon/system/ulib/tftp/tftp.c:127:44: note: expanded from macro 'OPCODE'</text:p>
      <text:p text:style-name="Text_20_body"><text:s text:c="6"/>(msg)-&gt;opcode = htons((value &amp; 0xff) | ((uint16_t)session-&gt;opcode_prefix &lt;&lt; 8)); \</text:p>
      <text:p text:style-name="Text_20_body"><text:s text:c="22"/>~~~~~ ~~~~~~~~~~~~~~~^~~~~~~~~~~~~~~~~~~~~~~~~~~~~~~~~~~~~~~~~</text:p>
      <text:p text:style-name="Text_20_body">../../zircon/system/ulib/tftp/tftp.c:653:3: warning: implicit conversion loses integer precision: 'int' to 'uint16_t' (aka 'unsigned short') [-Wimplicit-int-conversion]</text:p>
      <text:p text:style-name="Text_20_body"><text:s text:c="2"/>OPCODE(session, ack_data, OPCODE_ACK);</text:p>
      <text:p text:style-name="Text_20_body"><text:s text:c="2"/>^~~~~~~~~~~~~~~~~~~~~~~~~~~~~~~~~~~~~</text:p>
      <text:p text:style-name="Text_20_body">../../zircon/system/ulib/tftp/tftp.c:127:44: note: expanded from macro 'OPCODE'</text:p>
      <text:p text:style-name="Text_20_body"><text:s text:c="6"/>(msg)-&gt;opcode = htons((value &amp; 0xff) | ((uint16_t)session-&gt;opcode_prefix &lt;&lt; 8)); \</text:p>
      <text:p text:style-name="Text_20_body"><text:s text:c="22"/>~~~~~ ~~~~~~~~~~~~~~~^~~~~~~~~~~~~~~~~~~~~~~~~~~~~~~~~~~~~~~~~</text:p>
      <text:p text:style-name="Text_20_body">../../zircon/system/ulib/tftp/tftp.c:842:29: warning: implicit conversion loses integer precision: 'long' to 'uint16_t' (aka 'unsigned short') [-Wimplicit-int-conversion]</text:p>
      <text:p text:style-name="Text_20_body"><text:s text:c="6"/>session-&gt;block_size = val;</text:p>
      <text:p text:style-name="Text_20_body"><text:s text:c="26"/>~ ^~~</text:p>
      <text:p text:style-name="Text_20_body">../../zircon/system/ulib/tftp/tftp.c:856:26: warning: implicit conversion loses integer precision: 'long' to 'uint8_t' (aka 'unsigned char') [-Wimplicit-int-conversion]</text:p>
      <text:p text:style-name="Text_20_body"><text:s text:c="6"/>session-&gt;timeout = val;</text:p>
      <text:p text:style-name="Text_20_body"><text:s text:c="23"/>~ ^~~</text:p>
      <text:p text:style-name="Text_20_body">../../zircon/system/ulib/tftp/tftp.c:870:30: warning: implicit conversion loses integer precision: 'long' to 'uint16_t' (aka 'unsigned short') [-Wimplicit-int-conversion]</text:p>
      <text:p text:style-name="Text_20_body"><text:s text:c="6"/>session-&gt;window_size = val;</text:p>
      <text:p text:style-name="Text_20_body"><text:s text:c="27"/>~ ^~~</text:p>
      <text:p text:style-name="Text_20_body">15 warnings generated.</text:p>
      <text:h text:style-name="Heading_20_1" text:outline-level="1"><text:soft-page-break/>zircon/tools/blobfs/BUILD.gn</text:h>
      <text:p text:style-name="Text_20_body">[1/188] CXX host_x64/obj/zircon/tools/blobfs/blobfs.main.cc.o</text:p>
      <text:p text:style-name="Text_20_body">../../zircon/tools/blobfs/main.cc:279:71: warning: implicit conversion loses integer precision: 'uint64_t' (aka 'unsigned long') to 'blobfs::ExtentCountType' (aka 'unsigned short') [-Wimplicit-int-conversion]</text:p>
      <text:p text:style-name="Text_20_body"><text:s text:c="4"/>required_node_count += blobfs::NodePopulator::NodeCountForExtents(extent_count);</text:p>
      <text:p text:style-name="Text_20_body"><text:s text:c="27"/>~~~~~~ <text:s text:c="36"/>^~~~~~~~~~~~</text:p>
      <text:p text:style-name="Text_20_body">1 warning generated.</text:p>
      <text:p text:style-name="Text_20_body">[2/188] CXX host_arm64/obj/zircon/tools/blobfs/blobfs.main.cc.o</text:p>
      <text:p text:style-name="Text_20_body">../../zircon/tools/blobfs/main.cc:279:71: warning: implicit conversion loses integer precision: 'uint64_t' (aka 'unsigned long') to 'blobfs::ExtentCountType' (aka 'unsigned short') [-Wimplicit-int-conversion]</text:p>
      <text:p text:style-name="Text_20_body"><text:s text:c="4"/>required_node_count += blobfs::NodePopulator::NodeCountForExtents(extent_count);</text:p>
      <text:p text:style-name="Text_20_body"><text:s text:c="27"/>~~~~~~ <text:s text:c="36"/>^~~~~~~~~~~~</text:p>
      <text:p text:style-name="Text_20_body">1 warning generate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imbus Sans" style:font-size-asian="10.5pt" style:language-asian="zh" style:country-asian="CN" style:font-name-complex="Nimbus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Nimbus Sans" style:font-size-asian="10.5pt" style:language-asian="zh" style:country-asian="CN" style:font-name-complex="Nimbus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imbus Sans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4T22:45:14.612732865</meta:creation-date>
    <dc:date>2022-06-25T00:34:07.245450802</dc:date>
    <meta:editing-duration>PT57M48S</meta:editing-duration>
    <meta:editing-cycles>3</meta:editing-cycles>
    <meta:generator>LibreOffice/7.3.4.2$Linux_X86_64 LibreOffice_project/30$Build-2</meta:generator>
    <meta:document-statistic meta:table-count="0" meta:image-count="0" meta:object-count="0" meta:page-count="17" meta:paragraph-count="399" meta:word-count="2428" meta:character-count="33261" meta:non-whitespace-character-count="28247"/>
  </office:meta>
</office:document-meta>
</file>